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200000122D779CCA7.png" manifest:media-type="image/png"/>
  <manifest:file-entry manifest:full-path="Pictures/100000000000012200000122905042B0.png" manifest:media-type="image/png"/>
  <manifest:file-entry manifest:full-path="Pictures/1000000000000122000001222C913247.png" manifest:media-type="image/png"/>
  <manifest:file-entry manifest:full-path="Pictures/1000000000000122000001227BF4A3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208in" fo:margin-left="-0.0208in" fo:margin-top="0in" fo:margin-bottom="0in" table:align="left" style:writing-mode="page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89in"/>
    </style:style>
    <style:style style:name="Table1.C" style:family="table-column">
      <style:table-column-properties style:column-width="0.8896in"/>
    </style:style>
    <style:style style:name="Table1.E" style:family="table-column">
      <style:table-column-properties style:column-width="0.8882in"/>
    </style:style>
    <style:style style:name="Table1.I" style:family="table-column">
      <style:table-column-properties style:column-width="0.8875in"/>
    </style:style>
    <style:style style:name="Table1.1" style:family="table-row">
      <style:table-row-properties style:min-row-height="0.895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7875in" fo:keep-together="auto"/>
    </style:style>
    <style:style style:name="Table1.8" style:family="table-row">
      <style:table-row-properties style:min-row-height="0.9868in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0000"/>
      <style:paragraph-properties fo:text-align="center"/>
      <style:text-properties fo:font-size="12pt"/>
    </style:style>
    <style:style style:name="P4" style:family="paragraph">
      <loext:graphic-properties draw:fill-color="#2a6099"/>
      <style:paragraph-properties fo:text-align="center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4799in" fo:min-width="0.4799in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fill-color="#2a6099" draw:textarea-horizontal-align="justify" draw:textarea-vertical-align="middle" draw:auto-grow-height="false" fo:min-height="0.4799in" fo:min-width="0.4799in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B"/>
        <table:table-column table:style-name="Table1.I"/>
        <table:table-row table:style-name="Table1.1">
          <table:table-cell table:style-name="Table1.A1" office:value-type="string">
            <text:p text:style-name="P1"><draw:frame draw:style-name="fr1" draw:name="Image4" text:anchor-type="char" svg:width="0.8673in" svg:height="0.8673in" draw:z-index="3"><draw:image xlink:href="Pictures/1000000000000122000001227BF4A3A8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custom-shape text:anchor-type="paragraph" draw:z-index="4" draw:name="Shape 1" draw:style-name="gr2" draw:text-style-name="P4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><draw:custom-shape text:anchor-type="paragraph" draw:z-index="21" draw:name="Shape 19" draw:style-name="gr1" draw:text-style-name="P2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custom-shape text:anchor-type="paragraph" draw:z-index="22" draw:name="Shape 20" draw:style-name="gr1" draw:text-style-name="P2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><draw:custom-shape text:anchor-type="paragraph" draw:z-index="13" draw:name="Shape 11" draw:style-name="gr1" draw:text-style-name="P2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frame draw:style-name="fr2" draw:name="Image3" text:anchor-type="char" svg:width="0.8472in" svg:height="0.8472in" draw:z-index="2"><draw:image xlink:href="Pictures/1000000000000122000001222C913247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1" office:value-type="string">
            <text:p text:style-name="P1"><draw:custom-shape text:anchor-type="paragraph" draw:z-index="5" draw:name="Shape 2" draw:style-name="gr2" draw:text-style-name="P4" svg:width="0.6776in" svg:height="0.6776in" svg:x="2.7827in" svg:y="0.2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12" draw:style-name="gr1" draw:text-style-name="P3" svg:width="0.6787in" svg:height="0.6787in" svg:x="6.3382in" svg:y="0.2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draw:custom-shape text:anchor-type="paragraph" draw:z-index="6" draw:name="Shape 3" draw:style-name="gr2" draw:text-style-name="P4" svg:width="0.6776in" svg:height="0.6776in" svg:x="3.6717in" svg:y="0.2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4" draw:style-name="gr2" draw:text-style-name="P4" svg:width="0.6776in" svg:height="0.6776in" svg:x="4.5598in" svg:y="0.2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custom-shape text:anchor-type="paragraph" draw:z-index="17" draw:name="Shape 15" draw:style-name="gr1" draw:text-style-name="P2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><draw:custom-shape text:anchor-type="paragraph" draw:z-index="16" draw:name="Shape 14" draw:style-name="gr1" draw:text-style-name="P2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custom-shape text:anchor-type="paragraph" draw:z-index="15" draw:name="Shape 13" draw:style-name="gr1" draw:text-style-name="P2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draw:custom-shape text:anchor-type="paragraph" draw:z-index="12" draw:name="Shape 10" draw:style-name="gr2" draw:text-style-name="P4" svg:width="0.6776in" svg:height="0.6776in" svg:x="1.0043in" svg:y="0.2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draw:custom-shape text:anchor-type="paragraph" draw:z-index="19" draw:name="Shape 17" draw:style-name="gr1" draw:text-style-name="P2" svg:width="0.6776in" svg:height="0.6776in" svg:x="2.7827in" svg:y="0.2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><draw:custom-shape text:anchor-type="paragraph" draw:z-index="8" draw:name="Shape 6" draw:style-name="gr2" draw:text-style-name="P4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><draw:custom-shape text:anchor-type="paragraph" draw:z-index="9" draw:name="Shape 7" draw:style-name="gr2" draw:text-style-name="P4" svg:width="0.6776in" svg:height="0.6776in" svg:x="0.0953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draw:custom-shape text:anchor-type="paragraph" draw:z-index="10" draw:name="Shape 8" draw:style-name="gr2" draw:text-style-name="P4" svg:width="0.6776in" svg:height="0.6776in" svg:x="3.6717in" svg:y="-0.5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6" draw:style-name="gr1" draw:text-style-name="P2" svg:width="0.6776in" svg:height="0.6776in" svg:x="4.5598in" svg:y="-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9" draw:style-name="gr2" draw:text-style-name="P4" svg:width="0.6776in" svg:height="0.6776in" svg:x="5.4591in" svg:y="-0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 18" draw:style-name="gr1" draw:text-style-name="P2" svg:width="0.6776in" svg:height="0.6776in" svg:x="6.3382in" svg:y="-0.5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1"><draw:frame draw:style-name="fr4" draw:name="Image1" text:anchor-type="char" svg:width="0.8673in" svg:height="0.8673in" draw:z-index="0"><draw:image xlink:href="Pictures/100000000000012200000122905042B0.png" xlink:type="simple" xlink:show="embed" xlink:actuate="onLoad" draw:mime-type="image/png"/></draw:fram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frame draw:style-name="fr3" draw:name="Image2" text:anchor-type="char" svg:width="0.8472in" svg:height="0.8472in" draw:z-index="1"><draw:image xlink:href="Pictures/100000000000012200000122D779CCA7.png" xlink:type="simple" xlink:show="embed" xlink:actuate="onLoad" draw:mime-type="image/png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08:02.150580033</meta:creation-date>
    <dc:date>2024-06-20T11:17:19.493853475</dc:date>
    <meta:editing-duration>PT9M17S</meta:editing-duration>
    <meta:editing-cycles>1</meta:editing-cycles>
    <meta:document-statistic meta:table-count="1" meta:image-count="4" meta:object-count="0" meta:page-count="2" meta:paragraph-count="0" meta:word-count="0" meta:character-count="0" meta:non-whitespace-character-count="0"/>
    <meta:generator>LibreOffice/7.6.7.2$Linux_X86_64 LibreOffice_project/60$Build-2</meta:generator>
  </office:meta>
</office:document-meta>
</file>